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HW_bonus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5.5/20" office:value-type="float" office:value="0.775" calcext:value-type="float">
            <text:p>0.7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19/2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14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8.5/2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8.5/20" office:value-type="float" office:value="0.425" calcext:value-type="float">
            <text:p>0.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2.5/20" office:value-type="float" office:value="0.625" calcext:value-type="float">
            <text:p>0.6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 style:data-style-name="N2" text:time-value="14:10:55.803738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0-08T14:18:35.213355387</dc:date>
    <meta:editing-duration>PT3H35M23S</meta:editing-duration>
    <meta:editing-cycles>30</meta:editing-cycles>
    <meta:generator>LibreOffice/5.1.6.2$Linux_X86_64 LibreOffice_project/10m0$Build-2</meta:generator>
    <meta:document-statistic meta:table-count="1" meta:cell-count="715" meta:object-count="0"/>
  </office:meta>
</office:document-meta>
</file>